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169.4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7.1mm"/>
    </style:style>
    <style:style style:name="co5" style:family="table-column">
      <style:table-column-properties fo:break-before="auto" style:column-width="67.52mm"/>
    </style:style>
    <style:style style:name="co6" style:family="table-column">
      <style:table-column-properties fo:break-before="auto" style:column-width="24.38mm"/>
    </style:style>
    <style:style style:name="co7" style:family="table-column">
      <style:table-column-properties fo:break-before="auto" style:column-width="27.41mm"/>
    </style:style>
    <style:style style:name="ro5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.69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wrap-option="wrap"/>
      <style:text-properties style:text-position=""/>
    </style:style>
    <style:style style:name="ce16" style:family="table-cell" style:parent-style-name="Default">
      <style:table-cell-properties fo:wrap-option="wrap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/>
      <style:text-properties style:text-position="" style:font-name="Liberation Sans" style:font-name-asian="Noto Sans CJK SC Regular" style:font-name-complex="FreeSans"/>
    </style:style>
    <style:style style:name="ce1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OC" table:style-name="ta1">
        <table:table-column table:style-name="co5" table:default-cell-style-name="ce6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number-columns-repeated="11" table:default-cell-style-name="Default"/>
        <table:table-column table:style-name="co2" table:default-cell-style-name="Default"/>
        <table:table-row table:style-name="ro9">
          <table:table-cell table:style-name="ce5" office:value-type="string" calcext:value-type="string">
            <text:p>PoC development cost</text:p>
          </table:table-cell>
          <table:table-cell/>
          <table:table-cell table:style-name="ce9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9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/>
        </table:table-row>
        <table:table-row table:style-name="ro2">
          <table:table-cell table:number-columns-repeated="2"/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8">
          <table:table-cell table:style-name="ce7" office:value-type="string" calcext:value-type="string">
            <text:p>Microscope with AI solution</text:p>
          </table:table-cell>
          <table:table-cell table:style-name="ce8"/>
          <table:table-cell table:number-columns-repeated="16"/>
        </table:table-row>
        <table:table-row table:style-name="ro8">
          <table:table-cell office:value-type="string" calcext:value-type="string">
            <text:p>Mechanical</text:p>
          </table:table-cell>
          <table:table-cell office:value-type="string" calcext:value-type="string">
            <text:p>Tim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office:value-type="float" office:value="80000" calcext:value-type="float">
            <text:p>80000</text:p>
          </table:table-cell>
          <table:table-cell office:value-type="float" office:value="20000" calcext:value-type="float">
            <text:p>2000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Electrical</text:p>
          </table:table-cell>
          <table:table-cell office:value-type="string" calcext:value-type="string">
            <text:p>Time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office:value-type="float" office:value="80000" calcext:value-type="float">
            <text:p>80000</text:p>
          </table:table-cell>
          <table:table-cell office:value-type="float" office:value="20000" calcext:value-type="float">
            <text:p>20000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Software (including deep learning algorithm collection)</text:p>
          </table:table-cell>
          <table:table-cell office:value-type="string" calcext:value-type="string">
            <text:p>Time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5" office:value-type="float" office:value="200000" calcext:value-type="float">
            <text:p>200000</text:p>
          </table:table-cell>
          <table:table-cell table:number-columns-repeated="11"/>
        </table:table-row>
        <table:table-row table:style-name="ro8">
          <table:table-cell office:value-type="string" calcext:value-type="string">
            <text:p>Optical</text:p>
          </table:table-cell>
          <table:table-cell office:value-type="string" calcext:value-type="string">
            <text:p>Time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2" office:value-type="float" office:value="50000" calcext:value-type="float">
            <text:p>5000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rofluid transfer system</text:p>
          </table:table-cell>
          <table:table-cell office:value-type="string" calcext:value-type="string">
            <text:p>Time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150000" calcext:value-type="float">
            <text:p>150000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nical validation and testing</text:p>
          </table:table-cell>
          <table:table-cell office:value-type="string" calcext:value-type="string">
            <text:p>Time</text:p>
          </table:table-cell>
          <table:table-cell/>
          <table:table-cell table:number-columns-repeated="4" office:value-type="float" office:value="240" calcext:value-type="float">
            <text:p>24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/>
          <table:table-cell table:number-columns-repeated="4" office:value-type="float" office:value="100000" calcext:value-type="float">
            <text:p>100000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SUM([.C4];[.C6];[.C8];[.C10];[.C12];[.C14])" office:value-type="float" office:value="320" calcext:value-type="float">
            <text:p>320</text:p>
          </table:table-cell>
          <table:table-cell table:formula="of:=SUM([.D4];[.D6];[.D8];[.D10];[.D12];[.D14])" office:value-type="float" office:value="568" calcext:value-type="float">
            <text:p>568</text:p>
          </table:table-cell>
          <table:table-cell table:formula="of:=SUM([.E4];[.E6];[.E8];[.E10];[.E12];[.E14])" office:value-type="float" office:value="480" calcext:value-type="float">
            <text:p>480</text:p>
          </table:table-cell>
          <table:table-cell table:formula="of:=SUM([.F4];[.F6];[.F8];[.F10];[.F12];[.F14])" office:value-type="float" office:value="480" calcext:value-type="float">
            <text:p>480</text:p>
          </table:table-cell>
          <table:table-cell table:formula="of:=SUM([.G4];[.G6];[.G8];[.G10];[.G12];[.G14])" office:value-type="float" office:value="360" calcext:value-type="float">
            <text:p>360</text:p>
          </table:table-cell>
          <table:table-cell table:formula="of:=SUM([.H4];[.H6];[.H8];[.H10];[.H12];[.H14])" office:value-type="float" office:value="0" calcext:value-type="float">
            <text:p>0</text:p>
          </table:table-cell>
          <table:table-cell table:formula="of:=SUM([.I4];[.I6];[.I8];[.I10];[.I12];[.I14])" office:value-type="float" office:value="0" calcext:value-type="float">
            <text:p>0</text:p>
          </table:table-cell>
          <table:table-cell table:formula="of:=SUM([.J4];[.J6];[.J8];[.J10];[.J12];[.J14])" office:value-type="float" office:value="0" calcext:value-type="float">
            <text:p>0</text:p>
          </table:table-cell>
          <table:table-cell table:formula="of:=SUM([.K4];[.K6];[.K8];[.K10];[.K12];[.K14])" office:value-type="float" office:value="0" calcext:value-type="float">
            <text:p>0</text:p>
          </table:table-cell>
          <table:table-cell table:formula="of:=SUM([.L4];[.L6];[.L8];[.L10];[.L12];[.L14])" office:value-type="float" office:value="0" calcext:value-type="float">
            <text:p>0</text:p>
          </table:table-cell>
          <table:table-cell table:formula="of:=SUM([.M4];[.M6];[.M8];[.M10];[.M12];[.M14])" office:value-type="float" office:value="0" calcext:value-type="float">
            <text:p>0</text:p>
          </table:table-cell>
          <table:table-cell table:formula="of:=SUM([.N4];[.N6];[.N8];[.N10];[.N12];[.N14])" office:value-type="float" office:value="0" calcext:value-type="float">
            <text:p>0</text:p>
          </table:table-cell>
          <table:table-cell table:formula="of:=SUM([.O4];[.O6];[.O8];[.O10];[.O12];[.O14])" office:value-type="float" office:value="0" calcext:value-type="float">
            <text:p>0</text:p>
          </table:table-cell>
          <table:table-cell table:formula="of:=SUM([.P4];[.P6];[.P8];[.P10];[.P12];[.P14])" office:value-type="float" office:value="0" calcext:value-type="float">
            <text:p>0</text:p>
          </table:table-cell>
          <table:table-cell table:formula="of:=SUM([.Q4];[.Q6];[.Q8];[.Q10];[.Q12];[.Q14])" office:value-type="float" office:value="0" calcext:value-type="float">
            <text:p>0</text:p>
          </table:table-cell>
          <table:table-cell table:formula="of:=SUM([.C16:.Q16])" office:value-type="float" office:value="2208" calcext:value-type="float">
            <text:p>2208</text:p>
          </table:table-cell>
        </table:table-row>
        <table:table-row table:style-name="ro2">
          <table:table-cell table:number-columns-repeated="2"/>
          <table:table-cell table:formula="of:=SUM([.C5];[.C7];[.C9];[.C11];[.C13];[.C15])" office:value-type="float" office:value="610000" calcext:value-type="float">
            <text:p>610000</text:p>
          </table:table-cell>
          <table:table-cell table:formula="of:=SUM([.D5];[.D7];[.D9];[.D11];[.D13];[.D15])" office:value-type="float" office:value="540000" calcext:value-type="float">
            <text:p>540000</text:p>
          </table:table-cell>
          <table:table-cell table:formula="of:=SUM([.E5];[.E7];[.E9];[.E11];[.E13];[.E15])" office:value-type="float" office:value="450000" calcext:value-type="float">
            <text:p>450000</text:p>
          </table:table-cell>
          <table:table-cell table:formula="of:=SUM([.F5];[.F7];[.F9];[.F11];[.F13];[.F15])" office:value-type="float" office:value="450000" calcext:value-type="float">
            <text:p>450000</text:p>
          </table:table-cell>
          <table:table-cell table:formula="of:=SUM([.G5];[.G7];[.G9];[.G11];[.G13];[.G15])" office:value-type="float" office:value="300000" calcext:value-type="float">
            <text:p>300000</text:p>
          </table:table-cell>
          <table:table-cell table:formula="of:=SUM([.H5];[.H7];[.H9];[.H11];[.H13];[.H15])" office:value-type="float" office:value="0" calcext:value-type="float">
            <text:p>0</text:p>
          </table:table-cell>
          <table:table-cell table:formula="of:=SUM([.I5];[.I7];[.I9];[.I11];[.I13];[.I15])" office:value-type="float" office:value="0" calcext:value-type="float">
            <text:p>0</text:p>
          </table:table-cell>
          <table:table-cell table:formula="of:=SUM([.J5];[.J7];[.J9];[.J11];[.J13];[.J15])" office:value-type="float" office:value="0" calcext:value-type="float">
            <text:p>0</text:p>
          </table:table-cell>
          <table:table-cell table:formula="of:=SUM([.K5];[.K7];[.K9];[.K11];[.K13];[.K15])" office:value-type="float" office:value="0" calcext:value-type="float">
            <text:p>0</text:p>
          </table:table-cell>
          <table:table-cell table:formula="of:=SUM([.L5];[.L7];[.L9];[.L11];[.L13];[.L15])" office:value-type="float" office:value="0" calcext:value-type="float">
            <text:p>0</text:p>
          </table:table-cell>
          <table:table-cell table:formula="of:=SUM([.M5];[.M7];[.M9];[.M11];[.M13];[.M15])" office:value-type="float" office:value="0" calcext:value-type="float">
            <text:p>0</text:p>
          </table:table-cell>
          <table:table-cell table:formula="of:=SUM([.N5];[.N7];[.N9];[.N11];[.N13];[.N15])" office:value-type="float" office:value="0" calcext:value-type="float">
            <text:p>0</text:p>
          </table:table-cell>
          <table:table-cell table:formula="of:=SUM([.O5];[.O7];[.O9];[.O11];[.O13];[.O15])" office:value-type="float" office:value="0" calcext:value-type="float">
            <text:p>0</text:p>
          </table:table-cell>
          <table:table-cell table:formula="of:=SUM([.P5];[.P7];[.P9];[.P11];[.P13];[.P15])" office:value-type="float" office:value="0" calcext:value-type="float">
            <text:p>0</text:p>
          </table:table-cell>
          <table:table-cell table:formula="of:=SUM([.Q5];[.Q7];[.Q9];[.Q11];[.Q13];[.Q15])" office:value-type="float" office:value="0" calcext:value-type="float">
            <text:p>0</text:p>
          </table:table-cell>
          <table:table-cell table:formula="of:=SUM([.C17:.Q17])" office:value-type="float" office:value="2350000" calcext:value-type="float">
            <text:p>2350000</text:p>
          </table:table-cell>
        </table:table-row>
        <table:table-row table:style-name="ro5">
          <table:table-cell table:number-columns-repeated="2"/>
          <table:table-cell table:style-name="ce10" table:formula="of:=[.C17]" office:value-type="float" office:value="610000" calcext:value-type="float">
            <text:p>610000</text:p>
          </table:table-cell>
          <table:table-cell table:style-name="ce10" table:formula="of:=[.C18]+[.D17]" office:value-type="float" office:value="1150000" calcext:value-type="float">
            <text:p>1150000</text:p>
          </table:table-cell>
          <table:table-cell table:style-name="ce10" table:formula="of:=[.D18]+[.E17]" office:value-type="float" office:value="1600000" calcext:value-type="float">
            <text:p>1600000</text:p>
          </table:table-cell>
          <table:table-cell table:style-name="ce10" table:formula="of:=[.E18]+[.F17]" office:value-type="float" office:value="2050000" calcext:value-type="float">
            <text:p>2050000</text:p>
          </table:table-cell>
          <table:table-cell table:style-name="ce10" table:formula="of:=[.F18]+[.G17]" office:value-type="float" office:value="2350000" calcext:value-type="float">
            <text:p>2350000</text:p>
          </table:table-cell>
          <table:table-cell table:style-name="ce10" table:formula="of:=[.G18]+[.H17]" office:value-type="float" office:value="2350000" calcext:value-type="float">
            <text:p>2350000</text:p>
          </table:table-cell>
          <table:table-cell table:style-name="ce10" table:formula="of:=[.H18]+[.I17]" office:value-type="float" office:value="2350000" calcext:value-type="float">
            <text:p>2350000</text:p>
          </table:table-cell>
          <table:table-cell table:style-name="ce10" table:formula="of:=[.I18]+[.J17]" office:value-type="float" office:value="2350000" calcext:value-type="float">
            <text:p>2350000</text:p>
          </table:table-cell>
          <table:table-cell table:style-name="ce10" table:formula="of:=[.J18]+[.K17]" office:value-type="float" office:value="2350000" calcext:value-type="float">
            <text:p>2350000</text:p>
          </table:table-cell>
          <table:table-cell table:style-name="ce10" table:formula="of:=[.K18]+[.L17]" office:value-type="float" office:value="2350000" calcext:value-type="float">
            <text:p>2350000</text:p>
          </table:table-cell>
          <table:table-cell table:style-name="ce10" table:formula="of:=[.L18]+[.M17]" office:value-type="float" office:value="2350000" calcext:value-type="float">
            <text:p>2350000</text:p>
          </table:table-cell>
          <table:table-cell table:style-name="ce10" table:formula="of:=[.M18]+[.N17]" office:value-type="float" office:value="2350000" calcext:value-type="float">
            <text:p>2350000</text:p>
          </table:table-cell>
          <table:table-cell table:style-name="ce10" table:formula="of:=[.N18]+[.O17]" office:value-type="float" office:value="2350000" calcext:value-type="float">
            <text:p>2350000</text:p>
          </table:table-cell>
          <table:table-cell table:style-name="ce10" table:formula="of:=[.O18]+[.P17]" office:value-type="float" office:value="2350000" calcext:value-type="float">
            <text:p>2350000</text:p>
          </table:table-cell>
          <table:table-cell table:style-name="ce10" table:formula="of:=[.P18]+[.Q17]" office:value-type="float" office:value="2350000" calcext:value-type="float">
            <text:p>2350000</text:p>
          </table:table-cell>
          <table:table-cell/>
        </table:table-row>
        <table:table-row table:style-name="ro8">
          <table:table-cell table:style-name="ce7" office:value-type="string" calcext:value-type="string">
            <text:p>RDT tester Solution</text:p>
          </table:table-cell>
          <table:table-cell table:style-name="ce8"/>
          <table:table-cell table:number-columns-repeated="16"/>
        </table:table-row>
        <table:table-row table:style-name="ro8">
          <table:table-cell office:value-type="string" calcext:value-type="string">
            <text:p>Mechanical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2"/>
          <table:table-cell table:number-columns-repeated="2" office:value-type="float" office:value="80000" calcext:value-type="float">
            <text:p>80000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Electrical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20000" calcext:value-type="float">
            <text:p>20000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oftware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table:number-columns-repeated="3" office:value-type="float" office:value="120" calcext:value-type="float">
            <text:p>12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  <table:table-cell table:number-columns-repeated="11"/>
        </table:table-row>
        <table:table-row table:style-name="ro8">
          <table:table-cell office:value-type="string" calcext:value-type="string">
            <text:p>Optical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2"/>
          <table:table-cell table:number-columns-repeated="2" office:value-type="float" office:value="4000" calcext:value-type="float">
            <text:p>4000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Microfluid transfer system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 office:value-type="float" office:value="240" calcext:value-type="float">
            <text:p>24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3"/>
          <table:table-cell table:number-columns-repeated="4" office:value-type="float" office:value="150000" calcext:value-type="float">
            <text:p>150000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Container management system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table:number-columns-repeated="4" office:value-type="float" office:value="120" calcext:value-type="float">
            <text:p>12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3"/>
          <table:table-cell table:number-columns-repeated="4" office:value-type="float" office:value="200000" calcext:value-type="float">
            <text:p>200000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RDT Kit management system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table:number-columns-repeated="4" office:value-type="float" office:value="120" calcext:value-type="float">
            <text:p>12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3"/>
          <table:table-cell table:number-columns-repeated="4" office:value-type="float" office:value="200000" calcext:value-type="float">
            <text:p>200000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Clinical validation and testing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table:number-columns-repeated="2" office:value-type="float" office:value="240" calcext:value-type="float">
            <text:p>24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5"/>
          <table:table-cell table:number-columns-repeated="2" office:value-type="float" office:value="100000" calcext:value-type="float">
            <text:p>100000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RDT Kits</text:p>
          </table:table-cell>
          <table:table-cell office:value-type="string" calcext:value-type="string">
            <text:p>Time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3"/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2">
          <table:table-cell table:number-columns-repeated="2"/>
          <table:table-cell table:formula="of:=SUM([.C20];[.C22];[.C24];[.C26];[.C28];[.C34];[.C30];[.C32];[.C34];[.C36])" office:value-type="float" office:value="0" calcext:value-type="float">
            <text:p>0</text:p>
          </table:table-cell>
          <table:table-cell table:formula="of:=SUM([.D20];[.D22];[.D24];[.D26];[.D28];[.D34];[.D30];[.D32];[.D34];[.D36])" office:value-type="float" office:value="0" calcext:value-type="float">
            <text:p>0</text:p>
          </table:table-cell>
          <table:table-cell table:formula="of:=SUM([.E20];[.E22];[.E24];[.E26];[.E28];[.E34];[.E30];[.E32];[.E34];[.E36])" office:value-type="float" office:value="288" calcext:value-type="float">
            <text:p>288</text:p>
          </table:table-cell>
          <table:table-cell table:formula="of:=SUM([.F20];[.F22];[.F24];[.F26];[.F28];[.F34];[.F30];[.F32];[.F34];[.F36])" office:value-type="float" office:value="720" calcext:value-type="float">
            <text:p>720</text:p>
          </table:table-cell>
          <table:table-cell table:formula="of:=SUM([.G20];[.G22];[.G24];[.G26];[.G28];[.G34];[.G30];[.G32];[.G34];[.G36])" office:value-type="float" office:value="600" calcext:value-type="float">
            <text:p>600</text:p>
          </table:table-cell>
          <table:table-cell table:formula="of:=SUM([.H20];[.H22];[.H24];[.H26];[.H28];[.H34];[.H30];[.H32];[.H34];[.H36])" office:value-type="float" office:value="960" calcext:value-type="float">
            <text:p>960</text:p>
          </table:table-cell>
          <table:table-cell table:formula="of:=SUM([.I20];[.I22];[.I24];[.I26];[.I28];[.I34];[.I30];[.I32];[.I34];[.I36])" office:value-type="float" office:value="960" calcext:value-type="float">
            <text:p>960</text:p>
          </table:table-cell>
          <table:table-cell table:formula="of:=SUM([.J20];[.J22];[.J24];[.J26];[.J28];[.J34];[.J30];[.J32];[.J34];[.J36])" office:value-type="float" office:value="0" calcext:value-type="float">
            <text:p>0</text:p>
          </table:table-cell>
          <table:table-cell table:formula="of:=SUM([.K20];[.K22];[.K24];[.K26];[.K28];[.K34];[.K30];[.K32];[.K34];[.K36])" office:value-type="float" office:value="0" calcext:value-type="float">
            <text:p>0</text:p>
          </table:table-cell>
          <table:table-cell table:formula="of:=SUM([.L20];[.L22];[.L24];[.L26];[.L28];[.L34];[.L30];[.L32];[.L34];[.L36])" office:value-type="float" office:value="0" calcext:value-type="float">
            <text:p>0</text:p>
          </table:table-cell>
          <table:table-cell table:formula="of:=SUM([.M20];[.M22];[.M24];[.M26];[.M28];[.M34];[.M30];[.M32];[.M34];[.M36])" office:value-type="float" office:value="0" calcext:value-type="float">
            <text:p>0</text:p>
          </table:table-cell>
          <table:table-cell table:formula="of:=SUM([.N20];[.N22];[.N24];[.N26];[.N28];[.N34];[.N30];[.N32];[.N34];[.N36])" office:value-type="float" office:value="0" calcext:value-type="float">
            <text:p>0</text:p>
          </table:table-cell>
          <table:table-cell table:formula="of:=SUM([.O20];[.O22];[.O24];[.O26];[.O28];[.O34];[.O30];[.O32];[.O34];[.O36])" office:value-type="float" office:value="0" calcext:value-type="float">
            <text:p>0</text:p>
          </table:table-cell>
          <table:table-cell table:formula="of:=SUM([.P20];[.P22];[.P24];[.P26];[.P28];[.P34];[.P30];[.P32];[.P34];[.P36])" office:value-type="float" office:value="0" calcext:value-type="float">
            <text:p>0</text:p>
          </table:table-cell>
          <table:table-cell table:formula="of:=SUM([.Q20];[.Q22];[.Q24];[.Q26];[.Q28];[.Q34];[.Q30];[.Q32];[.Q34];[.Q36])" office:value-type="float" office:value="0" calcext:value-type="float">
            <text:p>0</text:p>
          </table:table-cell>
          <table:table-cell table:formula="of:=SUM([.C38:.Q38])" office:value-type="float" office:value="3528" calcext:value-type="float">
            <text:p>3528</text:p>
          </table:table-cell>
        </table:table-row>
        <table:table-row table:style-name="ro2">
          <table:table-cell table:number-columns-repeated="2"/>
          <table:table-cell table:formula="of:=SUM([.C21];[.C23];[.C25];[.C27];[.C29];[.C35];[.C31];[.C33];[.C35];[.C37])" office:value-type="float" office:value="0" calcext:value-type="float">
            <text:p>0</text:p>
          </table:table-cell>
          <table:table-cell table:formula="of:=SUM([.D21];[.D23];[.D25];[.D27];[.D29];[.D35];[.D31];[.D33];[.D35];[.D37])" office:value-type="float" office:value="0" calcext:value-type="float">
            <text:p>0</text:p>
          </table:table-cell>
          <table:table-cell table:formula="of:=SUM([.E21];[.E23];[.E25];[.E27];[.E29];[.E35];[.E31];[.E33];[.E35];[.E37])" office:value-type="float" office:value="214000" calcext:value-type="float">
            <text:p>214000</text:p>
          </table:table-cell>
          <table:table-cell table:formula="of:=SUM([.F21];[.F23];[.F25];[.F27];[.F29];[.F35];[.F31];[.F33];[.F35];[.F37])" office:value-type="float" office:value="904000" calcext:value-type="float">
            <text:p>904000</text:p>
          </table:table-cell>
          <table:table-cell table:formula="of:=SUM([.G21];[.G23];[.G25];[.G27];[.G29];[.G35];[.G31];[.G33];[.G35];[.G37])" office:value-type="float" office:value="600000" calcext:value-type="float">
            <text:p>600000</text:p>
          </table:table-cell>
          <table:table-cell table:formula="of:=SUM([.H21];[.H23];[.H25];[.H27];[.H29];[.H35];[.H31];[.H33];[.H35];[.H37])" office:value-type="float" office:value="750000" calcext:value-type="float">
            <text:p>750000</text:p>
          </table:table-cell>
          <table:table-cell table:formula="of:=SUM([.I21];[.I23];[.I25];[.I27];[.I29];[.I35];[.I31];[.I33];[.I35];[.I37])" office:value-type="float" office:value="750000" calcext:value-type="float">
            <text:p>750000</text:p>
          </table:table-cell>
          <table:table-cell table:formula="of:=SUM([.J21];[.J23];[.J25];[.J27];[.J29];[.J35];[.J31];[.J33];[.J35];[.J37])" office:value-type="float" office:value="0" calcext:value-type="float">
            <text:p>0</text:p>
          </table:table-cell>
          <table:table-cell table:formula="of:=SUM([.K21];[.K23];[.K25];[.K27];[.K29];[.K35];[.K31];[.K33];[.K35];[.K37])" office:value-type="float" office:value="0" calcext:value-type="float">
            <text:p>0</text:p>
          </table:table-cell>
          <table:table-cell table:formula="of:=SUM([.L21];[.L23];[.L25];[.L27];[.L29];[.L35];[.L31];[.L33];[.L35];[.L37])" office:value-type="float" office:value="0" calcext:value-type="float">
            <text:p>0</text:p>
          </table:table-cell>
          <table:table-cell table:formula="of:=SUM([.M21];[.M23];[.M25];[.M27];[.M29];[.M35];[.M31];[.M33];[.M35];[.M37])" office:value-type="float" office:value="0" calcext:value-type="float">
            <text:p>0</text:p>
          </table:table-cell>
          <table:table-cell table:formula="of:=SUM([.N21];[.N23];[.N25];[.N27];[.N29];[.N35];[.N31];[.N33];[.N35];[.N37])" office:value-type="float" office:value="0" calcext:value-type="float">
            <text:p>0</text:p>
          </table:table-cell>
          <table:table-cell table:formula="of:=SUM([.O21];[.O23];[.O25];[.O27];[.O29];[.O35];[.O31];[.O33];[.O35];[.O37])" office:value-type="float" office:value="0" calcext:value-type="float">
            <text:p>0</text:p>
          </table:table-cell>
          <table:table-cell table:formula="of:=SUM([.P21];[.P23];[.P25];[.P27];[.P29];[.P35];[.P31];[.P33];[.P35];[.P37])" office:value-type="float" office:value="0" calcext:value-type="float">
            <text:p>0</text:p>
          </table:table-cell>
          <table:table-cell table:formula="of:=SUM([.Q21];[.Q23];[.Q25];[.Q27];[.Q29];[.Q35];[.Q31];[.Q33];[.Q35];[.Q37])" office:value-type="float" office:value="0" calcext:value-type="float">
            <text:p>0</text:p>
          </table:table-cell>
          <table:table-cell table:formula="of:=SUM([.C39:.Q39])" office:value-type="float" office:value="3218000" calcext:value-type="float">
            <text:p>3218000</text:p>
          </table:table-cell>
        </table:table-row>
        <table:table-row table:style-name="ro2">
          <table:table-cell table:number-columns-repeated="18"/>
        </table:table-row>
        <table:table-row table:style-name="ro8">
          <table:table-cell table:style-name="ce7" office:value-type="string" calcext:value-type="string">
            <text:p>Microfluid Lab-on-chip solution</text:p>
          </table:table-cell>
          <table:table-cell table:style-name="ce8"/>
          <table:table-cell table:number-columns-repeated="16"/>
        </table:table-row>
        <table:table-row table:style-name="ro8">
          <table:table-cell office:value-type="string" calcext:value-type="string">
            <text:p>Mechanical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table:number-columns-repeated="2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4"/>
          <table:table-cell table:number-columns-repeated="2" office:value-type="float" office:value="40000" calcext:value-type="float">
            <text:p>4000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Electrical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table:number-columns-repeated="2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4"/>
          <table:table-cell table:number-columns-repeated="2" office:value-type="float" office:value="40000" calcext:value-type="float">
            <text:p>4000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Software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number-columns-repeated="2" office:value-type="float" office:value="240" calcext:value-type="float">
            <text:p>24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8"/>
          <table:table-cell table:number-columns-repeated="2" office:value-type="float" office:value="200000" calcext:value-type="float">
            <text:p>200000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Lab-on-chip (Outsource)</text:p>
          </table:table-cell>
          <table:table-cell office:value-type="string" calcext:value-type="string">
            <text:p>Time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6"/>
          <table:table-cell table:number-columns-repeated="4" office:value-type="float" office:value="2000000" calcext:value-type="float">
            <text:p>2000000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icrofluid transfer system</text:p>
          </table:table-cell>
          <table:table-cell office:value-type="string" calcext:value-type="string">
            <text:p>Time</text:p>
          </table:table-cell>
          <table:table-cell table:number-columns-repeated="6"/>
          <table:table-cell table:number-columns-repeated="2"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6"/>
          <table:table-cell table:number-columns-repeated="2" office:value-type="float" office:value="150000" calcext:value-type="float">
            <text:p>150000</text:p>
          </table:table-cell>
          <table:table-cell table:number-columns-repeated="2" office:value-type="float" office:value="400000" calcext:value-type="float">
            <text:p>400000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Clinical validation and testing</text:p>
          </table:table-cell>
          <table:table-cell office:value-type="string" calcext:value-type="string">
            <text:p>Time</text:p>
          </table:table-cell>
          <table:table-cell table:number-columns-repeated="9"/>
          <table:table-cell table:number-columns-repeated="4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9"/>
          <table:table-cell table:number-columns-repeated="4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SUM([.C42];[.C44];[.C46];[.C48];[.C50];[.C52])" office:value-type="float" office:value="0" calcext:value-type="float">
            <text:p>0</text:p>
          </table:table-cell>
          <table:table-cell table:formula="of:=SUM([.D42];[.D44];[.D46];[.D48];[.D50];[.D52])" office:value-type="float" office:value="0" calcext:value-type="float">
            <text:p>0</text:p>
          </table:table-cell>
          <table:table-cell table:formula="of:=SUM([.E42];[.E44];[.E46];[.E48];[.E50];[.E52])" office:value-type="float" office:value="0" calcext:value-type="float">
            <text:p>0</text:p>
          </table:table-cell>
          <table:table-cell table:formula="of:=SUM([.F42];[.F44];[.F46];[.F48];[.F50];[.F52])" office:value-type="float" office:value="0" calcext:value-type="float">
            <text:p>0</text:p>
          </table:table-cell>
          <table:table-cell table:formula="of:=SUM([.G42];[.G44];[.G46];[.G48];[.G50];[.G52])" office:value-type="float" office:value="120" calcext:value-type="float">
            <text:p>120</text:p>
          </table:table-cell>
          <table:table-cell table:formula="of:=SUM([.H42];[.H44];[.H46];[.H48];[.H50];[.H52])" office:value-type="float" office:value="120" calcext:value-type="float">
            <text:p>120</text:p>
          </table:table-cell>
          <table:table-cell table:formula="of:=SUM([.I42];[.I44];[.I46];[.I48];[.I50];[.I52])" office:value-type="float" office:value="240" calcext:value-type="float">
            <text:p>240</text:p>
          </table:table-cell>
          <table:table-cell table:formula="of:=SUM([.J42];[.J44];[.J46];[.J48];[.J50];[.J52])" office:value-type="float" office:value="240" calcext:value-type="float">
            <text:p>240</text:p>
          </table:table-cell>
          <table:table-cell table:formula="of:=SUM([.K42];[.K44];[.K46];[.K46];[.K50];[.K52])" office:value-type="float" office:value="480" calcext:value-type="float">
            <text:p>480</text:p>
          </table:table-cell>
          <table:table-cell table:formula="of:=SUM([.L42];[.L44];[.L46];[.L46];[.L50];[.L52])" office:value-type="float" office:value="720" calcext:value-type="float">
            <text:p>720</text:p>
          </table:table-cell>
          <table:table-cell table:formula="of:=SUM([.M42];[.M44];[.M46];[.M48];[.M50];[.M52])" office:value-type="float" office:value="240" calcext:value-type="float">
            <text:p>240</text:p>
          </table:table-cell>
          <table:table-cell table:formula="of:=SUM([.N42];[.N44];[.N46];[.N48];[.N50];[.N52])" office:value-type="float" office:value="240" calcext:value-type="float">
            <text:p>240</text:p>
          </table:table-cell>
          <table:table-cell table:formula="of:=SUM([.O42];[.O44];[.O46];[.O48];[.O50];[.O52])" office:value-type="float" office:value="240" calcext:value-type="float">
            <text:p>240</text:p>
          </table:table-cell>
          <table:table-cell table:formula="of:=SUM([.P42];[.P44];[.P46];[.P48];[.P50];[.P52])" office:value-type="float" office:value="0" calcext:value-type="float">
            <text:p>0</text:p>
          </table:table-cell>
          <table:table-cell table:formula="of:=SUM([.Q42];[.Q44];[.Q46];[.Q48];[.Q50];[.Q52])" office:value-type="float" office:value="0" calcext:value-type="float">
            <text:p>0</text:p>
          </table:table-cell>
          <table:table-cell table:formula="of:=SUM([.C54:.Q54])" office:value-type="float" office:value="2640" calcext:value-type="float">
            <text:p>2640</text:p>
          </table:table-cell>
        </table:table-row>
        <table:table-row table:style-name="ro2">
          <table:table-cell table:number-columns-repeated="2"/>
          <table:table-cell table:formula="of:=SUM([.C43];[.C45];[.C47];[.C49];[.C51];[.C53])" office:value-type="float" office:value="0" calcext:value-type="float">
            <text:p>0</text:p>
          </table:table-cell>
          <table:table-cell table:formula="of:=SUM([.D43];[.D45];[.D47];[.D49];[.D51];[.D53])" office:value-type="float" office:value="0" calcext:value-type="float">
            <text:p>0</text:p>
          </table:table-cell>
          <table:table-cell table:formula="of:=SUM([.E43];[.E45];[.E47];[.E49];[.E51];[.E53])" office:value-type="float" office:value="0" calcext:value-type="float">
            <text:p>0</text:p>
          </table:table-cell>
          <table:table-cell table:formula="of:=SUM([.F43];[.F45];[.F47];[.F49];[.F51];[.F53])" office:value-type="float" office:value="0" calcext:value-type="float">
            <text:p>0</text:p>
          </table:table-cell>
          <table:table-cell table:formula="of:=SUM([.G43];[.G45];[.G47];[.G49];[.G51];[.G53])" office:value-type="float" office:value="80000" calcext:value-type="float">
            <text:p>80000</text:p>
          </table:table-cell>
          <table:table-cell table:formula="of:=SUM([.H43];[.H45];[.H47];[.H49];[.H51];[.H53])" office:value-type="float" office:value="80000" calcext:value-type="float">
            <text:p>80000</text:p>
          </table:table-cell>
          <table:table-cell table:formula="of:=SUM([.I43];[.I45];[.I47];[.I49];[.I51];[.I53])" office:value-type="float" office:value="2150000" calcext:value-type="float">
            <text:p>2150000</text:p>
          </table:table-cell>
          <table:table-cell table:formula="of:=SUM([.J43];[.J45];[.J47];[.J49];[.J51];[.J53])" office:value-type="float" office:value="2150000" calcext:value-type="float">
            <text:p>2150000</text:p>
          </table:table-cell>
          <table:table-cell table:formula="of:=SUM([.K43];[.K45];[.K47];[.K47];[.K49];[.K51];[.K53])" office:value-type="float" office:value="2800000" calcext:value-type="float">
            <text:p>2800000</text:p>
          </table:table-cell>
          <table:table-cell table:formula="of:=SUM([.L43];[.L45];[.L47];[.L49];[.L47];[.L51];[.L53])" office:value-type="float" office:value="2900000" calcext:value-type="float">
            <text:p>2900000</text:p>
          </table:table-cell>
          <table:table-cell table:formula="of:=SUM([.M43];[.M45];[.M47];[.M49];[.M51];[.M53])" office:value-type="float" office:value="100000" calcext:value-type="float">
            <text:p>100000</text:p>
          </table:table-cell>
          <table:table-cell table:formula="of:=SUM([.N43];[.N45];[.N47];[.N49];[.N51];[.N53])" office:value-type="float" office:value="100000" calcext:value-type="float">
            <text:p>100000</text:p>
          </table:table-cell>
          <table:table-cell table:formula="of:=SUM([.O43];[.O45];[.O47];[.O49];[.O51];[.O53])" office:value-type="float" office:value="100000" calcext:value-type="float">
            <text:p>100000</text:p>
          </table:table-cell>
          <table:table-cell table:formula="of:=SUM([.P43];[.P45];[.P47];[.P49];[.P51];[.P53])" office:value-type="float" office:value="0" calcext:value-type="float">
            <text:p>0</text:p>
          </table:table-cell>
          <table:table-cell table:formula="of:=SUM([.Q43];[.Q45];[.Q47];[.Q49];[.Q51];[.Q53])" office:value-type="float" office:value="0" calcext:value-type="float">
            <text:p>0</text:p>
          </table:table-cell>
          <table:table-cell table:formula="of:=SUM([.C55:.Q55])" office:value-type="float" office:value="10460000" calcext:value-type="float">
            <text:p>10460000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style-name="ce7" office:value-type="string" calcext:value-type="string">
            <text:p>Vitals measurement solution</text:p>
          </table:table-cell>
          <table:table-cell table:style-name="ce8"/>
          <table:table-cell table:number-columns-repeated="16"/>
        </table:table-row>
        <table:table-row table:style-name="ro8">
          <table:table-cell office:value-type="string" calcext:value-type="string">
            <text:p>Mechanical</text:p>
          </table:table-cell>
          <table:table-cell office:value-type="string" calcext:value-type="string">
            <text:p>Tim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6"/>
          <table:table-cell table:number-columns-repeated="3" office:value-type="float" office:value="150000" calcext:value-type="float">
            <text:p>150000</text:p>
          </table:table-cell>
          <table:table-cell table:number-columns-repeated="7"/>
        </table:table-row>
        <table:table-row table:style-name="ro8">
          <table:table-cell office:value-type="string" calcext:value-type="string">
            <text:p>Electrical</text:p>
          </table:table-cell>
          <table:table-cell office:value-type="string" calcext:value-type="string">
            <text:p>Tim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6"/>
          <table:table-cell table:number-columns-repeated="3" office:value-type="float" office:value="150000" calcext:value-type="float">
            <text:p>150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Time</text:p>
          </table:table-cell>
          <table:table-cell table:number-columns-repeated="9"/>
          <table:table-cell table:number-columns-repeated="3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9"/>
          <table:table-cell table:number-columns-repeated="3" office:value-type="float" office:value="200000" calcext:value-type="float">
            <text:p>200000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Optical</text:p>
          </table:table-cell>
          <table:table-cell office:value-type="string" calcext:value-type="string">
            <text:p>Tim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6"/>
          <table:table-cell table:number-columns-repeated="3" office:value-type="float" office:value="150000" calcext:value-type="float">
            <text:p>150000</text:p>
          </table:table-cell>
          <table:table-cell table:number-columns-repeated="7"/>
        </table:table-row>
        <table:table-row table:style-name="ro8">
          <table:table-cell office:value-type="string" calcext:value-type="string">
            <text:p>Sensors</text:p>
          </table:table-cell>
          <table:table-cell office:value-type="string" calcext:value-type="string">
            <text:p>Tim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6"/>
          <table:table-cell table:number-columns-repeated="3" office:value-type="float" office:value="150000" calcext:value-type="float">
            <text:p>150000</text:p>
          </table:table-cell>
          <table:table-cell table:number-columns-repeated="7"/>
        </table:table-row>
        <table:table-row table:style-name="ro8">
          <table:table-cell office:value-type="string" calcext:value-type="string">
            <text:p>Clinical validation and testing</text:p>
          </table:table-cell>
          <table:table-cell office:value-type="string" calcext:value-type="string">
            <text:p>Time</text:p>
          </table:table-cell>
          <table:table-cell table:number-columns-repeated="10"/>
          <table:table-cell table:number-columns-repeated="4" office:value-type="float" office:value="240" calcext:value-type="float">
            <text:p>2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vestment</text:p>
          </table:table-cell>
          <table:table-cell table:number-columns-repeated="10"/>
          <table:table-cell table:number-columns-repeated="4" office:value-type="float" office:value="200000" calcext:value-type="float">
            <text:p>2000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C58];[.C60];[.C62];[.C64];[.C66];[.C68])" office:value-type="float" office:value="0" calcext:value-type="float">
            <text:p>0</text:p>
          </table:table-cell>
          <table:table-cell table:formula="of:=SUM([.D58];[.D60];[.D62];[.D64];[.D66];[.D68])" office:value-type="float" office:value="0" calcext:value-type="float">
            <text:p>0</text:p>
          </table:table-cell>
          <table:table-cell table:formula="of:=SUM([.E58];[.E60];[.E62];[.E64];[.E66];[.E68])" office:value-type="float" office:value="0" calcext:value-type="float">
            <text:p>0</text:p>
          </table:table-cell>
          <table:table-cell table:formula="of:=SUM([.F58];[.F60];[.F62];[.F64];[.F66];[.F68])" office:value-type="float" office:value="0" calcext:value-type="float">
            <text:p>0</text:p>
          </table:table-cell>
          <table:table-cell table:formula="of:=SUM([.G58];[.G60];[.G62];[.G64];[.G66];[.G68])" office:value-type="float" office:value="0" calcext:value-type="float">
            <text:p>0</text:p>
          </table:table-cell>
          <table:table-cell table:formula="of:=SUM([.H58];[.H60];[.H62];[.H64];[.H66];[.H68])" office:value-type="float" office:value="0" calcext:value-type="float">
            <text:p>0</text:p>
          </table:table-cell>
          <table:table-cell table:formula="of:=SUM([.I58];[.I60];[.I62];[.I64];[.I66];[.I68])" office:value-type="float" office:value="240" calcext:value-type="float">
            <text:p>240</text:p>
          </table:table-cell>
          <table:table-cell table:formula="of:=SUM([.J58];[.J60];[.J62];[.J64];[.J66];[.J68])" office:value-type="float" office:value="480" calcext:value-type="float">
            <text:p>480</text:p>
          </table:table-cell>
          <table:table-cell table:formula="of:=SUM([.K58];[.K60];[.K62];[.K64];[.K66];[.K68])" office:value-type="float" office:value="480" calcext:value-type="float">
            <text:p>480</text:p>
          </table:table-cell>
          <table:table-cell table:formula="of:=SUM([.L58];[.L60];[.L62];[.L64];[.L66];[.L68])" office:value-type="float" office:value="240" calcext:value-type="float">
            <text:p>240</text:p>
          </table:table-cell>
          <table:table-cell table:formula="of:=SUM([.M58];[.M60];[.M62];[.M64];[.M66];[.M68])" office:value-type="float" office:value="480" calcext:value-type="float">
            <text:p>480</text:p>
          </table:table-cell>
          <table:table-cell table:formula="of:=SUM([.N58];[.N60];[.N62];[.N64];[.N66];[.N68])" office:value-type="float" office:value="480" calcext:value-type="float">
            <text:p>480</text:p>
          </table:table-cell>
          <table:table-cell table:formula="of:=SUM([.O58];[.O60];[.O62];[.O64];[.O66];[.O68])" office:value-type="float" office:value="240" calcext:value-type="float">
            <text:p>240</text:p>
          </table:table-cell>
          <table:table-cell table:formula="of:=SUM([.P58];[.P60];[.P62];[.P64];[.P66];[.P68])" office:value-type="float" office:value="240" calcext:value-type="float">
            <text:p>240</text:p>
          </table:table-cell>
          <table:table-cell table:formula="of:=SUM([.Q58];[.Q60];[.Q62];[.Q64];[.Q66];[.Q68])" office:value-type="float" office:value="0" calcext:value-type="float">
            <text:p>0</text:p>
          </table:table-cell>
          <table:table-cell table:formula="of:=SUM([.C70:.Q70])" office:value-type="float" office:value="2880" calcext:value-type="float">
            <text:p>2880</text:p>
          </table:table-cell>
        </table:table-row>
        <table:table-row table:style-name="ro2">
          <table:table-cell table:number-columns-repeated="2"/>
          <table:table-cell table:formula="of:=SUM([.C59];[.C61];[.C63];[.C65];[.C67];[.C69])" office:value-type="float" office:value="0" calcext:value-type="float">
            <text:p>0</text:p>
          </table:table-cell>
          <table:table-cell table:formula="of:=SUM([.D59];[.D61];[.D63];[.D65];[.D67];[.D69])" office:value-type="float" office:value="0" calcext:value-type="float">
            <text:p>0</text:p>
          </table:table-cell>
          <table:table-cell table:formula="of:=SUM([.E59];[.E61];[.E63];[.E65];[.E67];[.E69])" office:value-type="float" office:value="0" calcext:value-type="float">
            <text:p>0</text:p>
          </table:table-cell>
          <table:table-cell table:formula="of:=SUM([.F59];[.F61];[.F63];[.F65];[.F67];[.F69])" office:value-type="float" office:value="0" calcext:value-type="float">
            <text:p>0</text:p>
          </table:table-cell>
          <table:table-cell table:formula="of:=SUM([.G59];[.G61];[.G63];[.G65];[.G67];[.G69])" office:value-type="float" office:value="0" calcext:value-type="float">
            <text:p>0</text:p>
          </table:table-cell>
          <table:table-cell table:formula="of:=SUM([.H59];[.H61];[.H63];[.H65];[.H67];[.H69])" office:value-type="float" office:value="0" calcext:value-type="float">
            <text:p>0</text:p>
          </table:table-cell>
          <table:table-cell table:formula="of:=SUM([.I59];[.I61];[.I63];[.I65];[.I67];[.I69])" office:value-type="float" office:value="600000" calcext:value-type="float">
            <text:p>600000</text:p>
          </table:table-cell>
          <table:table-cell table:formula="of:=SUM([.J59];[.J61];[.J63];[.J65];[.J67];[.J69])" office:value-type="float" office:value="600000" calcext:value-type="float">
            <text:p>600000</text:p>
          </table:table-cell>
          <table:table-cell table:formula="of:=SUM([.K59];[.K61];[.K63];[.K65];[.K67];[.K69])" office:value-type="float" office:value="600000" calcext:value-type="float">
            <text:p>600000</text:p>
          </table:table-cell>
          <table:table-cell table:formula="of:=SUM([.L59];[.L61];[.L63];[.L65];[.L67];[.L69])" office:value-type="float" office:value="200000" calcext:value-type="float">
            <text:p>200000</text:p>
          </table:table-cell>
          <table:table-cell table:formula="of:=SUM([.M59];[.M61];[.M63];[.M65];[.M67];[.M69])" office:value-type="float" office:value="400000" calcext:value-type="float">
            <text:p>400000</text:p>
          </table:table-cell>
          <table:table-cell table:formula="of:=SUM([.N59];[.N61];[.N63];[.N65];[.N67];[.N69])" office:value-type="float" office:value="400000" calcext:value-type="float">
            <text:p>400000</text:p>
          </table:table-cell>
          <table:table-cell table:formula="of:=SUM([.O59];[.O61];[.O63];[.O65];[.O67];[.O69])" office:value-type="float" office:value="200000" calcext:value-type="float">
            <text:p>200000</text:p>
          </table:table-cell>
          <table:table-cell table:formula="of:=SUM([.P59];[.P61];[.P63];[.P65];[.P67];[.P69])" office:value-type="float" office:value="200000" calcext:value-type="float">
            <text:p>200000</text:p>
          </table:table-cell>
          <table:table-cell table:formula="of:=SUM([.Q59];[.Q61];[.Q63];[.Q65];[.Q67];[.Q69])" office:value-type="float" office:value="0" calcext:value-type="float">
            <text:p>0</text:p>
          </table:table-cell>
          <table:table-cell table:formula="of:=SUM([.C71:.Q71])" office:value-type="float" office:value="3200000" calcext:value-type="float">
            <text:p>3200000</text:p>
          </table:table-cell>
        </table:table-row>
        <table:table-row table:style-name="ro2">
          <table:table-cell table:number-columns-repeated="17"/>
          <table:table-cell table:formula="of:=SUM([.R70];[.R54];[.R38];[.R16])" office:value-type="float" office:value="11256" calcext:value-type="float">
            <text:p>11256</text:p>
          </table:table-cell>
        </table:table-row>
        <table:table-row table:style-name="ro2">
          <table:table-cell table:style-name="Default" office:value-type="string" calcext:value-type="string">
            <text:p>Technology</text:p>
          </table:table-cell>
          <table:table-cell table:number-columns-repeated="16"/>
          <table:table-cell table:formula="of:=SUM([.R71];[.R55];[.R39];[.R17])" office:value-type="float" office:value="19228000" calcext:value-type="float">
            <text:p>19228000</text:p>
          </table:table-cell>
        </table:table-row>
        <table:table-row table:style-name="ro2">
          <table:table-cell table:style-name="Default" office:value-type="string" calcext:value-type="string">
            <text:p>Consultation fees</text:p>
          </table:table-cell>
          <table:table-cell table:number-columns-repeated="4"/>
          <table:table-cell table:number-columns-repeated="12" office:value-type="float" office:value="400000" calcext:value-type="float">
            <text:p>400000</text:p>
          </table:table-cell>
          <table:table-cell table:formula="of:=SUM([.C74:.Q74])" office:value-type="float" office:value="4800000" calcext:value-type="float">
            <text:p>4800000</text:p>
          </table:table-cell>
        </table:table-row>
        <table:table-row table:style-name="ro8">
          <table:table-cell office:value-type="string" calcext:value-type="string">
            <text:p>Usability design</text:p>
          </table:table-cell>
          <table:table-cell/>
          <table:table-cell table:number-columns-repeated="10" office:value-type="float" office:value="800000" calcext:value-type="float">
            <text:p>800000</text:p>
          </table:table-cell>
          <table:table-cell table:number-columns-repeated="5"/>
          <table:table-cell table:formula="of:=SUM([.C75:.Q75])" office:value-type="float" office:value="8000000" calcext:value-type="float">
            <text:p>8000000</text:p>
          </table:table-cell>
        </table:table-row>
        <table:table-row table:style-name="ro2">
          <table:table-cell office:value-type="string" calcext:value-type="string">
            <text:p>Patent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2"/>
          <table:table-cell table:formula="of:=SUM([.C76:.Q76])" office:value-type="float" office:value="1000000" calcext:value-type="float">
            <text:p>1000000</text:p>
          </table:table-cell>
        </table:table-row>
        <table:table-row table:style-name="ro8">
          <table:table-cell office:value-type="string" calcext:value-type="string">
            <text:p>Adminstrative</text:p>
          </table:table-cell>
          <table:table-cell/>
          <table:table-cell table:number-columns-repeated="15" office:value-type="float" office:value="400000" calcext:value-type="float">
            <text:p>400000</text:p>
          </table:table-cell>
          <table:table-cell table:formula="of:=SUM([.C77:.Q77])" office:value-type="float" office:value="6000000" calcext:value-type="float">
            <text:p>6000000</text:p>
          </table:table-cell>
        </table:table-row>
        <table:table-row table:style-name="ro5">
          <table:table-cell office:value-type="string" calcext:value-type="string">
            <text:p>Total</text:p>
          </table:table-cell>
          <table:table-cell table:number-columns-repeated="16"/>
          <table:table-cell table:style-name="ce13" table:formula="of:=SUM([.R73:.R77])" office:value-type="float" office:value="39028000" calcext:value-type="float">
            <text:p>39028000</text:p>
          </table:table-cell>
        </table:table-row>
        <table:table-row table:style-name="ro2">
          <table:table-cell table:number-columns-repeated="2"/>
          <table:table-cell table:formula="of:=SUM([.C73:.C77];[.C71];[.C55];[.C39];[.C17])" office:value-type="float" office:value="1810000" calcext:value-type="float">
            <text:p>1810000</text:p>
          </table:table-cell>
          <table:table-cell table:formula="of:=SUM([.D73:.D77];[.D71];[.D55];[.D39];[.D17])" office:value-type="float" office:value="1740000" calcext:value-type="float">
            <text:p>1740000</text:p>
          </table:table-cell>
          <table:table-cell table:formula="of:=SUM([.E73:.E77];[.E71];[.E55];[.E39];[.E17])" office:value-type="float" office:value="2864000" calcext:value-type="float">
            <text:p>2864000</text:p>
          </table:table-cell>
          <table:table-cell table:formula="of:=SUM([.F73:.F77];[.F71];[.F55];[.F39];[.F17])" office:value-type="float" office:value="2954000" calcext:value-type="float">
            <text:p>2954000</text:p>
          </table:table-cell>
          <table:table-cell table:formula="of:=SUM([.G73:.G77];[.G71];[.G55];[.G39];[.G17])" office:value-type="float" office:value="2580000" calcext:value-type="float">
            <text:p>2580000</text:p>
          </table:table-cell>
          <table:table-cell table:formula="of:=SUM([.H73:.H77];[.H71];[.H55];[.H39];[.H17])" office:value-type="float" office:value="2430000" calcext:value-type="float">
            <text:p>2430000</text:p>
          </table:table-cell>
          <table:table-cell table:formula="of:=SUM([.I73:.I77];[.I71];[.I55];[.I39];[.I17])" office:value-type="float" office:value="5100000" calcext:value-type="float">
            <text:p>5100000</text:p>
          </table:table-cell>
          <table:table-cell table:formula="of:=SUM([.J73:.J77];[.J71];[.J55];[.J39];[.J17])" office:value-type="float" office:value="4350000" calcext:value-type="float">
            <text:p>4350000</text:p>
          </table:table-cell>
          <table:table-cell table:formula="of:=SUM([.K73:.K77];[.K71];[.K55];[.K39];[.K17])" office:value-type="float" office:value="5000000" calcext:value-type="float">
            <text:p>5000000</text:p>
          </table:table-cell>
          <table:table-cell table:formula="of:=SUM([.L73:.L77];[.L71];[.L55];[.L39];[.L17])" office:value-type="float" office:value="4700000" calcext:value-type="float">
            <text:p>4700000</text:p>
          </table:table-cell>
          <table:table-cell table:formula="of:=SUM([.M73:.M77];[.M71];[.M55];[.M39];[.M17])" office:value-type="float" office:value="1300000" calcext:value-type="float">
            <text:p>1300000</text:p>
          </table:table-cell>
          <table:table-cell table:formula="of:=SUM([.N73:.N77];[.N71];[.N55];[.N39];[.N17])" office:value-type="float" office:value="1300000" calcext:value-type="float">
            <text:p>1300000</text:p>
          </table:table-cell>
          <table:table-cell table:formula="of:=SUM([.O73:.O77];[.O71];[.O55];[.O39];[.O17])" office:value-type="float" office:value="1100000" calcext:value-type="float">
            <text:p>1100000</text:p>
          </table:table-cell>
          <table:table-cell table:formula="of:=SUM([.P73:.P77];[.P71];[.P55];[.P39];[.P17])" office:value-type="float" office:value="1000000" calcext:value-type="float">
            <text:p>1000000</text:p>
          </table:table-cell>
          <table:table-cell table:formula="of:=SUM([.Q73:.Q77];[.Q71];[.Q55];[.Q39];[.Q17])" office:value-type="float" office:value="800000" calcext:value-type="float">
            <text:p>800000</text:p>
          </table:table-cell>
          <table:table-cell/>
        </table:table-row>
        <table:table-row table:style-name="ro10">
          <table:table-cell table:number-columns-repeated="2"/>
          <table:table-cell table:style-name="ce11" table:number-columns-repeated="15"/>
          <table:table-cell/>
        </table:table-row>
        <table:table-row table:style-name="ro2" table:number-rows-repeated="104849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BOM" table:style-name="ta1">
        <table:table-column table:style-name="co3" table:default-cell-style-name="ce12"/>
        <table:table-column table:style-name="co2" table:default-cell-style-name="Default"/>
        <table:table-column table:style-name="co4" table:default-cell-style-name="Default"/>
        <table:table-row table:style-name="ro5">
          <table:table-cell table:style-name="ce16" office:value-type="string" calcext:value-type="string">
            <text:p>Example bill of materials (Microscope)</text:p>
          </table:table-cell>
          <table:table-cell table:style-name="ce18"/>
          <table:table-cell/>
        </table:table-row>
        <table:table-row table:style-name="ro5">
          <table:table-cell table:style-name="ce16" office:value-type="string" calcext:value-type="string">
            <text:p>ITEM</text:p>
          </table:table-cell>
          <table:table-cell table:style-name="ce18" office:value-type="string" calcext:value-type="string">
            <text:p>COST</text:p>
          </table:table-cell>
          <table:table-cell/>
        </table:table-row>
        <table:table-row table:style-name="ro2">
          <table:table-cell office:value-type="string" calcext:value-type="string">
            <text:p>REES52 FT232RL USB TO TTL 5V 3.3V Download Cable To Serial Adapter Module for Arduino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string" calcext:value-type="string">
            <text:p>Klera's Labeled 18 Values Ultimate Capacitor Kit Pack of 555 Pcs</text:p>
          </table:table-cell>
          <table:table-cell office:value-type="float" office:value="549" calcext:value-type="float">
            <text:p>549</text:p>
          </table:table-cell>
          <table:table-cell/>
        </table:table-row>
        <table:table-row table:style-name="ro2">
          <table:table-cell office:value-type="string" calcext:value-type="string">
            <text:p>LM2596 Voltage Regulator + LED Voltmeter DC Buck Step Down Converter Module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4">
          <table:table-cell office:value-type="string" calcext:value-type="string">
            <text:p>2 of Invento 8944130044485 1 Pieces Mechanical Endstop Switch Reprap Mendel Prusa Ramps V1.4 for 3D Printer or CNC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4">
          <table:table-cell office:value-type="string" calcext:value-type="string">
            <text:p>Invento LM8UU_1 2 Pieces Lm8Uu 8mm Linear Bush Ball Bearing for Reprap Prusa 3D Printer or CNC or Robotic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4">
          <table:table-cell office:value-type="string" calcext:value-type="string">
            <text:p/>
            <text:p>2pcs EN31 Smooth Rod 8mm OD, long 300 mm (0.3mtr) for Bearing- DIY Projects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string" calcext:value-type="string">
            <text:p>2 of Flexible Coupling Shaft Coupler 5mm to 8mm for 3D Printer and CNC (Quantity: 1 pc)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2">
          <table:table-cell office:value-type="string" calcext:value-type="string">
            <text:p>Tfpro Aluminium Soldering Wire 1mm 50gm Roll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string" calcext:value-type="string">
            <text:p>Stanley 69-031B Round 30-Watt Corded Soldering Iron, Black and Chrome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4">
          <table:table-cell office:value-type="string" calcext:value-type="string">
            <text:p>Generic Elementz High Quality Nickel Plated 840 Points Bread Board or Solderless Piecesb Circuit Test Board, White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4">
          <table:table-cell office:value-type="string" calcext:value-type="string">
            <text:p/>
            <text:p>Robo India R-PACK Resistance Pack, 20 Type, 25 Each, - 500 Pieces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2">
          <table:table-cell office:value-type="string" calcext:value-type="string">
            <text:p>Arduino UNO R3 board with DIP Atmega328P</text:p>
          </table:table-cell>
          <table:table-cell office:value-type="float" office:value="1523" calcext:value-type="float">
            <text:p>1523</text:p>
          </table:table-cell>
          <table:table-cell/>
        </table:table-row>
        <table:table-row table:style-name="ro2">
          <table:table-cell office:value-type="string" calcext:value-type="string">
            <text:p>ClassyTek Hi-Speed USB 2.0 Type A Male to B Male 1.5 Meter Printer Scanner Cable – Black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string" calcext:value-type="string">
            <text:p>Assembled Pi T-Cobbler Plus - GPIO Breakout - for RasPi A+/B+/Pi 2/Pi 3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2">
          <table:table-cell office:value-type="string" calcext:value-type="string">
            <text:p>M069 16 Bit I2C ADS1115 Module ADC 4 channel with Pro Gain Amplifier for Arduino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2">
          <table:table-cell office:value-type="string" calcext:value-type="string">
            <text:p>Quad Store(TM) - Ultra kit for Raspberry Pi 3 Model B and 2 (Without Raspberry)</text:p>
          </table:table-cell>
          <table:table-cell office:value-type="float" office:value="3801" calcext:value-type="float">
            <text:p>3801</text:p>
          </table:table-cell>
          <table:table-cell/>
        </table:table-row>
        <table:table-row table:style-name="ro2">
          <table:table-cell office:value-type="string" calcext:value-type="string">
            <text:p>Raspberry Pi NoIR Camera Module V2 - 8MP 1080P30</text:p>
          </table:table-cell>
          <table:table-cell office:value-type="float" office:value="2049" calcext:value-type="float">
            <text:p>2049</text:p>
          </table:table-cell>
          <table:table-cell/>
        </table:table-row>
        <table:table-row table:style-name="ro6">
          <table:table-cell office:value-type="string" calcext:value-type="string">
            <text:p/>
            <text:p>Raspberry Pi 3 Model B 1 GB RAM 1.2 GHz 64-bit Quad core ARM CPU with 802.11n wifi and bluetooth -The Complete Kit (With Black Case LW)</text:p>
          </table:table-cell>
          <table:table-cell office:value-type="float" office:value="4699" calcext:value-type="float">
            <text:p>4699</text:p>
          </table:table-cell>
          <table:table-cell/>
        </table:table-row>
        <table:table-row table:style-name="ro4">
          <table:table-cell office:value-type="string" calcext:value-type="string">
            <text:p>OpenBeam Shaft clamp (4p, 2p) for OpenBeam, MakerBeam 300mm, linear slide rail and carriage, MakerBeamXL MakerBeamXL Starter Kit Black Premium</text:p>
          </table:table-cell>
          <table:table-cell office:value-type="float" office:value="29747" calcext:value-type="float">
            <text:p>29747</text:p>
          </table:table-cell>
          <table:table-cell/>
        </table:table-row>
        <table:table-row table:style-name="ro2">
          <table:table-cell office:value-type="string" calcext:value-type="string">
            <text:p>Solder Leaded - 15-gram Tube 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MakerBeam NEMA 17 Bracket For Stepper Motor 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2">
          <table:table-cell office:value-type="string" calcext:value-type="string">
            <text:p>Hakko Soldering Iron - 40W 230V EU Plug 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2">
          <table:table-cell office:value-type="string" calcext:value-type="string">
            <text:p>MakerBeamXL Starter Kit - Black Anodised Threaded</text:p>
          </table:table-cell>
          <table:table-cell office:value-type="float" office:value="16485" calcext:value-type="float">
            <text:p>16485</text:p>
          </table:table-cell>
          <table:table-cell/>
        </table:table-row>
        <table:table-row table:style-name="ro2">
          <table:table-cell office:value-type="string" calcext:value-type="string">
            <text:p>L4940V5 - <text:s/>Fixed LDO Voltage Regulator, 7V to 17V, 500mV Dropout, 5Vout, 1.5Aout, TO-220-3</text:p>
          </table:table-cell>
          <table:table-cell office:value-type="float" office:value="234.36" calcext:value-type="float">
            <text:p>234.36</text:p>
          </table:table-cell>
          <table:table-cell/>
        </table:table-row>
        <table:table-row table:style-name="ro2">
          <table:table-cell office:value-type="string" calcext:value-type="string">
            <text:p>SN754410NE - <text:s/>Peripheral Driver, Line, 4 Outputs, 4.5 V to 36 V supply, 39 V/2 A out, DIP-16</text:p>
          </table:table-cell>
          <table:table-cell office:value-type="float" office:value="182.95" calcext:value-type="float">
            <text:p>182.95</text:p>
          </table:table-cell>
          <table:table-cell/>
        </table:table-row>
        <table:table-row table:style-name="ro2">
          <table:table-cell office:value-type="string" calcext:value-type="string">
            <text:p>L293DD013TR - <text:s/>MOTOR DRIVER, DC, STEPPER, 0.6A, SOIC-20</text:p>
          </table:table-cell>
          <table:table-cell office:value-type="float" office:value="1285" calcext:value-type="float">
            <text:p>1285</text:p>
          </table:table-cell>
          <table:table-cell/>
        </table:table-row>
        <table:table-row table:style-name="ro2">
          <table:table-cell office:value-type="string" calcext:value-type="string">
            <text:p>356 - <text:s/>TRIM POTENTIOMETER, PROTOTYPING BOARD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string" calcext:value-type="string">
            <text:p>SN74HC595N - <text:s/>8bit Shift Register with 3 State Output Registers in DIP-16 Package</text:p>
          </table:table-cell>
          <table:table-cell office:value-type="float" office:value="172.36" calcext:value-type="float">
            <text:p>172.36</text:p>
          </table:table-cell>
          <table:table-cell/>
        </table:table-row>
        <table:table-row table:style-name="ro2">
          <table:table-cell office:value-type="string" calcext:value-type="string">
            <text:p>PN2222ATA - <text:s/>Bipolar (BJT) Single Transistor, NPN, 40 V, 300 MHz, 625 mW, 1 A, 300 hFE</text:p>
          </table:table-cell>
          <table:table-cell office:value-type="float" office:value="57.4" calcext:value-type="float">
            <text:p>57.4</text:p>
          </table:table-cell>
          <table:table-cell/>
        </table:table-row>
        <table:table-row table:style-name="ro2">
          <table:table-cell office:value-type="string" calcext:value-type="string">
            <text:p>1N4004 - <text:s/>Standard Recovery Diode, 400 V, 1 A, Single, 1.1 V, 30 A</text:p>
          </table:table-cell>
          <table:table-cell office:value-type="float" office:value="24.6" calcext:value-type="float">
            <text:p>24.6</text:p>
          </table:table-cell>
          <table:table-cell/>
        </table:table-row>
        <table:table-row table:style-name="ro2">
          <table:table-cell office:value-type="string" calcext:value-type="string">
            <text:p><text:s/>Adafruit Motor/Stepper/Servo Shield for Arduino</text:p>
          </table:table-cell>
          <table:table-cell office:value-type="float" office:value="1851.42" calcext:value-type="float">
            <text:p>1851.42</text:p>
          </table:table-cell>
          <table:table-cell/>
        </table:table-row>
        <table:table-row table:style-name="ro4">
          <table:table-cell office:value-type="string" calcext:value-type="string">
            <text:p>3.6 kg cm CAPTIVE LINEAR ACTUATOR STEPPER MOTOR (1.68 Amp Motor) PITCH - M8x1.25 WITH 250 MM LEAD SCREW</text:p>
          </table:table-cell>
          <table:table-cell office:value-type="float" office:value="4491.08" calcext:value-type="float">
            <text:p>4491.08</text:p>
          </table:table-cell>
          <table:table-cell/>
        </table:table-row>
        <table:table-row table:style-name="ro2">
          <table:table-cell office:value-type="string" calcext:value-type="string">
            <text:p>NEMA 17(42MM) MOUNTING BRACKET</text:p>
          </table:table-cell>
          <table:table-cell office:value-type="float" office:value="667.88" calcext:value-type="float">
            <text:p>667.88</text:p>
          </table:table-cell>
          <table:table-cell/>
        </table:table-row>
        <table:table-row table:style-name="ro2">
          <table:table-cell office:value-type="string" calcext:value-type="string">
            <text:p>2 Amp (12 VOLTS DC) POWERSUPPLY (Transformer), 2 Amp Bipolar Microstepping Drive</text:p>
          </table:table-cell>
          <table:table-cell office:value-type="float" office:value="4827.38" calcext:value-type="float">
            <text:p>4827.38</text:p>
          </table:table-cell>
          <table:table-cell/>
        </table:table-row>
        <table:table-row table:style-name="ro2">
          <table:table-cell office:value-type="string" calcext:value-type="string">
            <text:p>Jumper Wires Standard 7" M/M Pack of 30, SparkFun IR Thermometer Evaluation Board - MLX90614 <text:s/></text:p>
          </table:table-cell>
          <table:table-cell office:value-type="float" office:value="6030.36" calcext:value-type="float">
            <text:p>6030.36</text:p>
          </table:table-cell>
          <table:table-cell/>
        </table:table-row>
        <table:table-row table:style-name="ro2">
          <table:table-cell office:value-type="string" calcext:value-type="string">
            <text:p>MKII Robotic Claw with Servo, Dagu-Rs026</text:p>
          </table:table-cell>
          <table:table-cell office:value-type="float" office:value="3822.47" calcext:value-type="float">
            <text:p>3822.47</text:p>
          </table:table-cell>
          <table:table-cell/>
        </table:table-row>
        <table:table-row table:style-name="ro4">
          <table:table-cell office:value-type="string" calcext:value-type="string">
            <text:p>Stepper motor - NEMA-17 size - 200 steps/rev, 12V 350mA, Motor/Stepper/Servo Shield for Arduino v2 Kit – v2.3</text:p>
          </table:table-cell>
          <table:table-cell office:value-type="float" office:value="4196" calcext:value-type="float">
            <text:p>4196</text:p>
          </table:table-cell>
          <table:table-cell/>
        </table:table-row>
        <table:table-row table:style-name="ro2">
          <table:table-cell office:value-type="string" calcext:value-type="string">
            <text:p>27:1 Planetary Gearbox Nema 17 Stepper Motor DIY CNC Hobby Camera Robotics</text:p>
          </table:table-cell>
          <table:table-cell office:value-type="float" office:value="7618" calcext:value-type="float">
            <text:p>7618</text:p>
          </table:table-cell>
          <table:table-cell/>
        </table:table-row>
        <table:table-row table:style-name="ro4">
          <table:table-cell office:value-type="string" calcext:value-type="string">
            <text:p>MagiDeal Pack of 10PCS Lightweight Corrosion Resistant Stainless Steel Nuts Bolts Screws Thread Hexagon Fastener M2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2">
          <table:table-cell office:value-type="string" calcext:value-type="string">
            <text:p>Magideal 100Pcs Stainless Steel Screws Button Head Socket Allen Cap Bolts M2*12 m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6">
          <table:table-cell office:value-type="string" calcext:value-type="string">
            <text:p>Anti-Backlash Nut Block for 8mm Metric Acme Lead Screw, M3 - Socket Head Screw (10 pcs), M3 - Socket Head Screw (10 pcs), M8 - Hex Nut, 8mm Metric Acme Lead Screw</text:p>
            <text:p>8mm Metric Acme Lead Screw</text:p>
          </table:table-cell>
          <table:table-cell office:value-type="float" office:value="3598.52" calcext:value-type="float">
            <text:p>3598.52</text:p>
          </table:table-cell>
          <table:table-cell/>
        </table:table-row>
        <table:table-row table:style-name="ro6">
          <table:table-cell office:value-type="string" calcext:value-type="string">
            <text:p>Hex Nut M3, M4, M5, M6, M8, M10 - Size : M6, Allen Key set, Hex Nut M3, M4, M5, M6, M8, M10 - Size : M8, Washer/Shim M3, M4, M5, M6, M8, M10 - Size : M6, Washer/Shim M3, M4, M5, M6, M8, M10 - Size : M8, Washer/Shim M3, M4, M5, M6, M8, M10 - Size : M3, M2 Bolt - Length : 15 mm</text:p>
          </table:table-cell>
          <table:table-cell office:value-type="float" office:value="268.84" calcext:value-type="float">
            <text:p>268.84</text:p>
          </table:table-cell>
          <table:table-cell/>
        </table:table-row>
        <table:table-row table:style-name="ro2">
          <table:table-cell office:value-type="string" calcext:value-type="string">
            <text:p>3D print, mechanical</text:p>
          </table:table-cell>
          <table:table-cell office:value-type="float" office:value="3099" calcext:value-type="float">
            <text:p>3099</text:p>
          </table:table-cell>
          <table:table-cell/>
        </table:table-row>
        <table:table-row table:style-name="ro2">
          <table:table-cell office:value-type="string" calcext:value-type="string">
            <text:p>3D print, optical</text:p>
          </table:table-cell>
          <table:table-cell office:value-type="float" office:value="3097" calcext:value-type="float">
            <text:p>3097</text:p>
          </table:table-cell>
          <table:table-cell/>
        </table:table-row>
        <table:table-row table:style-name="ro2">
          <table:table-cell office:value-type="string" calcext:value-type="string">
            <text:p>Bi-convex Biconvex Lens Set 25mm Diameter 40mm Focal Length for Google Cardboard</text:p>
          </table:table-cell>
          <table:table-cell office:value-type="float" office:value="1779" calcext:value-type="float">
            <text:p>1779</text:p>
          </table:table-cell>
          <table:table-cell/>
        </table:table-row>
        <table:table-row table:style-name="ro2">
          <table:table-cell office:value-type="string" calcext:value-type="string">
            <text:p>Adafruit Accessories Flex Cable for Raspberry Pi Camera - 1 meter 1 piece</text:p>
          </table:table-cell>
          <table:table-cell office:value-type="float" office:value="1828" calcext:value-type="float">
            <text:p>1828</text:p>
          </table:table-cell>
          <table:table-cell/>
        </table:table-row>
        <table:table-row table:style-name="ro2">
          <table:table-cell office:value-type="string" calcext:value-type="string">
            <text:p>AmScope PA4X 4X Plan Achromatic Microscope Objective</text:p>
          </table:table-cell>
          <table:table-cell office:value-type="float" office:value="4421" calcext:value-type="float">
            <text:p>4421</text:p>
          </table:table-cell>
          <table:table-cell/>
        </table:table-row>
        <table:table-row table:style-name="ro2">
          <table:table-cell office:value-type="string" calcext:value-type="string">
            <text:p>2pcs M6 6mm SS304 Threaded rods 300mm (0.3mtr) Long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string" calcext:value-type="string">
            <text:p>2pcs M8 8mm SS304 Threaded rods 300mm (0.3mtr) Long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4">
          <table:table-cell office:value-type="string" calcext:value-type="string">
            <text:p>MagiDeal Pack of 10PCS Lightweight Corrosion Resistant Stainless Steel Nuts Bolts Screws Thread Hexagon Fastener M2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2">
          <table:table-cell office:value-type="string" calcext:value-type="string">
            <text:p>Magideal 100Pcs Stainless Steel Screws Button Head Socket Allen Cap Bolts M2*12 m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2">
          <table:table-cell office:value-type="string" calcext:value-type="string">
            <text:p>27:1 Planetary Gearbox Nema 17 Stepper Motor DIY CNC Hobby Camera Robotics</text:p>
          </table:table-cell>
          <table:table-cell office:value-type="float" office:value="7618" calcext:value-type="float">
            <text:p>7618</text:p>
          </table:table-cell>
          <table:table-cell/>
        </table:table-row>
        <table:table-row table:style-name="ro4">
          <table:table-cell office:value-type="string" calcext:value-type="string">
            <text:p>5.5 kg cm BIPOLAR STEPPER MOTOR (1.5 Amp Motor) Fitted With Connector, </text:p>
            <text:p>2 Amp Bipolar Microstepping Drive, 2 Amp (12 VOLTS DC) POWERSUPPLY (Transformer)</text:p>
          </table:table-cell>
          <table:table-cell office:value-type="float" office:value="5920.06" calcext:value-type="float">
            <text:p>5920.06</text:p>
          </table:table-cell>
          <table:table-cell/>
        </table:table-row>
        <table:table-row table:style-name="ro2">
          <table:table-cell office:value-type="string" calcext:value-type="string">
            <text:p>AccuChek Safe-T-Pro-Uno Lancing Devices (Single Use) - Pack of 20 Pcs.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2">
          <table:table-cell office:value-type="string" calcext:value-type="string">
            <text:p>1x TR FASTENINGS M2- FABRWAN100- Washer, Plain, Form A, Brass, Nickel Plated, M2, Pack of 100</text:p>
          </table:table-cell>
          <table:table-cell office:value-type="float" office:value="648.61" calcext:value-type="float">
            <text:p>648.61</text:p>
          </table:table-cell>
          <table:table-cell/>
        </table:table-row>
        <table:table-row table:style-name="ro2">
          <table:table-cell office:value-type="string" calcext:value-type="string">
            <text:p>Esaw Slide Box of 50 Prepared Slides</text:p>
          </table:table-cell>
          <table:table-cell office:value-type="float" office:value="1299" calcext:value-type="float">
            <text:p>1299</text:p>
          </table:table-cell>
          <table:table-cell/>
        </table:table-row>
        <table:table-row table:style-name="ro2">
          <table:table-cell office:value-type="string" calcext:value-type="string">
            <text:p>Recombigen Clear Scan Rapid Malaria test Pack of 4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2">
          <table:table-cell office:value-type="string" calcext:value-type="string">
            <text:p>Urine Strip Urisign 4H Glucose, Ketone, Protein, pH - 300 Strip (pack of 3)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2">
          <table:table-cell office:value-type="string" calcext:value-type="string">
            <text:p>Washer/Shim M3, M4, M5, M6, M8, M10 - Size : M6</text:p>
          </table:table-cell>
          <table:table-cell office:value-type="float" office:value="577.94" calcext:value-type="float">
            <text:p>577.94</text:p>
          </table:table-cell>
          <table:table-cell/>
        </table:table-row>
        <table:table-row table:style-name="ro2">
          <table:table-cell office:value-type="string" calcext:value-type="string">
            <text:p>Olympus 40X Infinity Plan Achromat Objective for CX-21i</text:p>
          </table:table-cell>
          <table:table-cell office:value-type="float" office:value="7487" calcext:value-type="float">
            <text:p>7487</text:p>
          </table:table-cell>
          <table:table-cell/>
        </table:table-row>
        <table:table-row table:style-name="ro8">
          <table:table-cell table:style-name="ce17" office:value-type="string" calcext:value-type="string">
            <text:p><text:s/>Jainco 5022 100X Microscope Objective Lens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2">
          <table:table-cell office:value-type="string" calcext:value-type="string">
            <text:p>IB Basics SS Hex Nut 202Q Diameter M6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string" calcext:value-type="string">
            <text:p>Quality lens, biconvex, AR coated 630-1100nm</text:p>
          </table:table-cell>
          <table:table-cell office:value-type="float" office:value="6441.77" calcext:value-type="float">
            <text:p>6441.77</text:p>
          </table:table-cell>
          <table:table-cell/>
        </table:table-row>
        <table:table-row table:style-name="ro2">
          <table:table-cell office:value-type="string" calcext:value-type="string">
            <text:p>OMAX 0. 01mm Microscope Camera Calibration Slide (Stage Micrometer)</text:p>
          </table:table-cell>
          <table:table-cell office:value-type="float" office:value="1754" calcext:value-type="float">
            <text:p>1754</text:p>
          </table:table-cell>
          <table:table-cell/>
        </table:table-row>
        <table:table-row table:style-name="ro2">
          <table:table-cell office:value-type="string" calcext:value-type="string">
            <text:p>White 144 PCS Adjustable LED Ring Light for Stereo Microscope &amp; Camera, with Power Adapter</text:p>
          </table:table-cell>
          <table:table-cell office:value-type="float" office:value="3929" calcext:value-type="float">
            <text:p>3929</text:p>
          </table:table-cell>
          <table:table-cell/>
        </table:table-row>
        <table:table-row table:style-name="ro2">
          <table:table-cell office:value-type="string" calcext:value-type="string">
            <text:p>ESAW BRASS MECHANICAL STAGE WITH MARKINGS FOR STUDENT;MEDICAL MICROSCOPES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/>
          <table:table-cell table:formula="of:=SUM([.B3:.B72])" office:value-type="float" office:value="164962" calcext:value-type="float">
            <text:p>1649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6:38:52.452387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09:01:49.820178935</meta:creation-date>
    <dc:date>2017-11-03T16:42:58.782696927</dc:date>
    <meta:editing-duration>PT2H32M3S</meta:editing-duration>
    <meta:editing-cycles>6</meta:editing-cycles>
    <meta:generator>LibreOffice/5.1.6.2$Linux_X86_64 LibreOffice_project/10m0$Build-2</meta:generator>
    <meta:document-statistic meta:table-count="2" meta:cell-count="602" meta:object-count="0"/>
  </office:meta>
</office:document-meta>
</file>